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47f638" style:parent-style-name="Normal">
      <style:paragraph-properties fo:line-height="100%" fo:margin-bottom="0.0mm"/>
      <style:text-properties fo:color="#7030A0" style:text-underline-style="solid"/>
    </style:style>
    <style:style style:family="table-cell" style:name="a6ffbab">
      <style:table-cell-properties fo:background-color="#ED7D31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701cd" style:parent-style-name="Normal">
      <style:paragraph-properties fo:line-height="100%" fo:margin-bottom="0.0mm"/>
      <style:text-properties fo:color="#00B0F0" fo:font-style="italic" style:font-style-asian="italic"/>
    </style:style>
    <style:style style:family="table-cell" style:name="a939c6a">
      <style:table-cell-properties fo:background-color="#FF0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ext" style:name="a7d05d7" style:parent-style-name="DefaultParagraphFont">
      <style:text-properties fo:color="#FF0000" fo:font-weight="bold" style:font-weight-asian="bold"/>
    </style:style>
    <style:style style:family="paragraph" style:name="a668c0c" style:parent-style-name="Normal">
      <style:paragraph-properties fo:break-before="page" fo:line-height="100%" fo:margin-bottom="0.0mm"/>
      <style:text-properties/>
    </style:style>
    <style:style style:family="table-cell" style:name="a0d9dfa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a791a7">
      <style:table-column-properties style:rel-column-width="72*"/>
    </style:style>
    <style:style style:family="table-column" style:name="a909387">
      <style:table-column-properties style:rel-column-width="23*"/>
    </style:style>
    <style:style style:family="table-column" style:name="aae7fd2">
      <style:table-column-properties style:rel-column-width="5*"/>
    </style:style>
    <style:style style:family="table" style:name="afdea90">
      <style:table-properties fo:margin-left="0.0mm" style:width="15.984cm" table:align="left"/>
    </style:style>
  </office:automatic-styles>
  <office:body>
    <office:text>
      <table:table table:style-name="afdea90">
        <table:table-column table:style-name="aae7fd2"/>
        <table:table-column table:style-name="a909387"/>
        <table:table-column table:style-name="aa791a7"/>
        <table:table-row>
          <table:table-cell table:style-name="a0d9dfa">
            <text:p text:style-name="a668c0c"><text:span text:style-name="a7d05d7">1</text:span></text:p>
          </table:table-cell>
          <table:table-cell table:style-name="a939c6a">
            <text:p text:style-name="ad701cd">2</text:p>
          </table:table-cell>
          <table:table-cell table:style-name="a6ffbab">
            <text:p text:style-name="a47f638">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7</dc:date>
    <meta:editing-cycles>2</meta:editing-cycles>
    <meta:editing-duration>PT0.013S</meta:editing-duration>
  </office:meta>
</office:document-meta>
</file>